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ro.jpg</text:p>
      <text:p text:style-name="Standard">services.jpg</text:p>
      <text:p text:style-name="Standard">vehicle1.jpg</text:p>
      <text:p text:style-name="Standard">vehicle2.jp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9:25:42.518952700</meta:creation-date>
    <dc:date>2025-12-05T19:26:30.061278084</dc:date>
    <meta:editing-duration>PT48S</meta:editing-duration>
    <meta:editing-cycles>1</meta:editing-cycles>
    <meta:document-statistic meta:table-count="0" meta:image-count="0" meta:object-count="0" meta:page-count="1" meta:paragraph-count="4" meta:word-count="4" meta:character-count="44" meta:non-whitespace-character-count="44"/>
    <meta:generator>1Doc/1.5.0.$MacOSX_X86_64 LibreOffice_project/2f9b6e7260225c6c2c1401d17cb7be8dc4e3347b</meta:generator>
  </office:meta>
</office:document-meta>
</file>